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46ed33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00ffec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33ed61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Избранное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9-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BE-03_Necklaces_I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/Input</text:p>
          </table:table-cell>
          <table:table-cell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5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HU-02_Error_detection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ID-09_GoToTheMarket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S-03_The_gift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S-04c_Between_dots</text:p>
          </table:table-cell>
          <table:table-cell table:style-name="ce1" office:value-type="string" calcext:value-type="string">
            <text:p>Hard</text:p>
          </table:table-cell>
          <table:table-cell table:style-name="ce5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Оставить 3 цвета</text:p>
          </table:table-cell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PK-07_Bridge_Construction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PL-05_rosett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RU-04_Museum_walking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SA-06_Coloring_Cod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SK-05_Animals_in_the_Table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S-06_Truth_table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4_Fence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</table:table>
      <table:table table:name="sorting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number-columns-repeated="1015" table:default-cell-style-name="Default"/>
        <table:table-row table:style-name="ro1">
          <table:table-cell table:style-name="ce11"/>
          <table:table-cell table:style-name="ce11" office:value-type="string" calcext:value-type="string">
            <text:p>1-2</text:p>
          </table:table-cell>
          <table:table-cell table:style-name="ce11" office:value-type="string" calcext:value-type="string">
            <text:p>3-4</text:p>
          </table:table-cell>
          <table:table-cell table:style-name="ce11" office:value-type="string" calcext:value-type="string">
            <text:p>5-6</text:p>
          </table:table-cell>
          <table:table-cell table:style-name="ce11" office:value-type="string" calcext:value-type="string">
            <text:p>7-8</text:p>
          </table:table-cell>
          <table:table-cell table:style-name="ce11" office:value-type="string" calcext:value-type="string">
            <text:p>9-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Type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-07_Bridge_Construction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-04c_Between_dots</text:p>
          </table:table-cell>
          <table:table-cell table:style-name="ce1" office:value-type="string" calcext:value-type="string">
            <text:p>Hard</text:p>
          </table:table-cell>
          <table:table-cell table:style-name="ce5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Оставить 3 цвета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-09_GoToTheMarket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-05_Animals_in_the_Table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-03_Necklaces_I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/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5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-02_Error_detection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-03_The_gift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-05_rosett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-04_Museum_walking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-06_Coloring_Cod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-06_Truth_table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Dynam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Z-04_Fence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Избранное.A2:Избранное.I5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orting.A1:sorting.I53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00:42:56.01671884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7:59:55.586956813</meta:creation-date>
    <dc:date>2021-11-07T00:47:39.541478524</dc:date>
    <meta:editing-duration>PT15H22M45S</meta:editing-duration>
    <meta:editing-cycles>267</meta:editing-cycles>
    <meta:generator>LibreOffice/7.1.6.2.0$Linux_X86_64 LibreOffice_project/10$Build-2</meta:generator>
    <meta:document-statistic meta:table-count="2" meta:cell-count="492" meta:object-count="0"/>
  </office:meta>
</office:document-meta>
</file>